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fo:color="#3465a4" loext:opacity="100%" officeooo:rsid="0015c1aa" officeooo:paragraph-rsid="0015c1aa"/>
    </style:style>
    <style:style style:name="P2" style:family="paragraph" style:parent-style-name="Heading_20_1">
      <style:text-properties fo:color="#3465a4" loext:opacity="100%" officeooo:rsid="0017c2f1" officeooo:paragraph-rsid="0017c2f1"/>
    </style:style>
    <style:style style:name="P3" style:family="paragraph" style:parent-style-name="Heading_20_1">
      <style:text-properties fo:color="#3465a4" loext:opacity="100%" officeooo:rsid="0021bf5b" officeooo:paragraph-rsid="0021bf5b"/>
    </style:style>
    <style:style style:name="P4" style:family="paragraph" style:parent-style-name="Heading_20_1">
      <style:text-properties officeooo:paragraph-rsid="0021bf5b"/>
    </style:style>
    <style:style style:name="P5" style:family="paragraph" style:parent-style-name="Standard" style:list-style-name="L3">
      <style:text-properties fo:font-size="18pt" officeooo:rsid="001138ad" officeooo:paragraph-rsid="001138ad" style:font-size-asian="15.75pt" style:font-size-complex="18pt"/>
    </style:style>
    <style:style style:name="P6" style:family="paragraph" style:parent-style-name="Standard" style:list-style-name="L3">
      <style:text-properties fo:font-size="18pt" officeooo:rsid="0012ad3c" officeooo:paragraph-rsid="0012ad3c" style:font-size-asian="15.75pt" style:font-size-complex="18pt"/>
    </style:style>
    <style:style style:name="P7" style:family="paragraph" style:parent-style-name="Standard" style:list-style-name="L3">
      <style:text-properties fo:font-size="18pt" officeooo:rsid="001433a5" officeooo:paragraph-rsid="001433a5" style:font-size-asian="15.75pt" style:font-size-complex="18pt"/>
    </style:style>
    <style:style style:name="P8" style:family="paragraph" style:parent-style-name="Standard" style:list-style-name="L3">
      <style:text-properties fo:font-size="18pt" officeooo:rsid="0014a941" officeooo:paragraph-rsid="0014a941" style:font-size-asian="15.75pt" style:font-size-complex="18pt"/>
    </style:style>
    <style:style style:name="P9" style:family="paragraph" style:parent-style-name="Text_20_body">
      <style:text-properties officeooo:paragraph-rsid="0015c1aa"/>
    </style:style>
    <style:style style:name="P10" style:family="paragraph" style:parent-style-name="Text_20_body" style:list-style-name="L5">
      <style:text-properties fo:color="#000000" loext:opacity="100%" fo:font-size="18pt" officeooo:rsid="0018ee27" officeooo:paragraph-rsid="0018ee27" style:font-size-asian="15.75pt" style:font-size-complex="18pt"/>
    </style:style>
    <style:style style:name="P11" style:family="paragraph" style:parent-style-name="Text_20_body" style:list-style-name="L5">
      <style:text-properties fo:color="#000000" loext:opacity="100%" fo:font-size="18pt" officeooo:rsid="001aed35" officeooo:paragraph-rsid="001aed35" style:font-size-asian="15.75pt" style:font-size-complex="18pt"/>
    </style:style>
    <style:style style:name="P12" style:family="paragraph" style:parent-style-name="Text_20_body" style:list-style-name="L5">
      <style:text-properties fo:color="#000000" loext:opacity="100%" fo:font-size="18pt" officeooo:rsid="001c7956" officeooo:paragraph-rsid="001c7956" style:font-size-asian="15.75pt" style:font-size-complex="18pt"/>
    </style:style>
    <style:style style:name="P13" style:family="paragraph" style:parent-style-name="Text_20_body" style:list-style-name="L5">
      <style:text-properties fo:color="#000000" loext:opacity="100%" fo:font-size="18pt" officeooo:rsid="001db1e9" officeooo:paragraph-rsid="001db1e9" style:font-size-asian="15.75pt" style:font-size-complex="18pt"/>
    </style:style>
    <style:style style:name="P14" style:family="paragraph" style:parent-style-name="Text_20_body" style:list-style-name="L5">
      <style:text-properties fo:color="#000000" loext:opacity="100%" fo:font-size="18pt" officeooo:rsid="001f1bf2" officeooo:paragraph-rsid="001f1bf2" style:font-size-asian="15.75pt" style:font-size-complex="18pt"/>
    </style:style>
    <style:style style:name="P15" style:family="paragraph" style:parent-style-name="Text_20_body">
      <style:text-properties fo:color="#000000" loext:opacity="100%" fo:font-size="18pt" officeooo:paragraph-rsid="0021bf5b" style:font-size-asian="15.75pt" style:font-size-complex="18pt"/>
    </style:style>
    <style:style style:name="P16" style:family="paragraph" style:parent-style-name="Text_20_body">
      <style:text-properties fo:font-size="18pt" officeooo:rsid="00228606" officeooo:paragraph-rsid="00228606" style:font-size-asian="15.75pt" style:font-size-complex="18pt"/>
    </style:style>
    <style:style style:name="P17" style:family="paragraph" style:parent-style-name="Text_20_body">
      <style:text-properties officeooo:paragraph-rsid="0021bf5b"/>
    </style:style>
    <style:style style:name="T1" style:family="text">
      <style:text-properties fo:color="#3465a4" loext:opacity="100%" officeooo:rsid="0015c1aa"/>
    </style:style>
    <style:style style:name="T2" style:family="text">
      <style:text-properties fo:color="#3465a4" loext:opacity="100%" officeooo:rsid="0021bf5b"/>
    </style:style>
    <style:style style:name="T3" style:family="text">
      <style:text-properties fo:color="#3465a4" loext:opacity="100%" officeooo:rsid="0022aca8"/>
    </style:style>
    <style:style style:name="T4" style:family="text">
      <style:text-properties fo:color="#3465a4" loext:opacity="100%" officeooo:rsid="00230675"/>
    </style:style>
    <style:style style:name="T5" style:family="text">
      <style:text-properties officeooo:rsid="001e5193"/>
    </style:style>
    <style:style style:name="T6" style:family="text">
      <style:text-properties officeooo:rsid="001f946e"/>
    </style:style>
    <style:style style:name="T7" style:family="text">
      <style:text-properties officeooo:rsid="00212508"/>
    </style:style>
    <style:style style:name="T8" style:family="text">
      <style:text-properties officeooo:rsid="0021bf5b"/>
    </style:style>
    <style:style style:name="T9" style:family="text">
      <style:text-properties fo:color="#000000" loext:opacity="100%" officeooo:rsid="002286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SAY INTRODUCTION:</text:h>
      <text:p text:style-name="P9"><text:span text:style-name="T1"/></text:p>
      <text:list text:style-name="L3">
        <text:list-item>
          <text:p text:style-name="P5">Start with a broad statement about the topics</text:p>
        </text:list-item>
        <text:list-item>
          <text:p text:style-name="P6">Paraphrase the question</text:p>
        </text:list-item>
        <text:list-item>
          <text:p text:style-name="P7">Write a thesis statement with a clear position</text:p>
        </text:list-item>
        <text:list-item>
          <text:p text:style-name="P8">Use topics specific vocabulary</text:p>
        </text:list-item>
      </text:list>
      <text:h text:style-name="P2" text:outline-level="1">BODY PARAGRAPH <text:span text:style-name="T7">1</text:span></text:h>
      <text:list text:style-name="L5">
        <text:list-item>
          <text:p text:style-name="P10">Extending idea in a meaningful way</text:p>
        </text:list-item>
        <text:list-item>
          <text:p text:style-name="P11">topic sentence</text:p>
        </text:list-item>
        <text:list-item>
          <text:p text:style-name="P12">support the topic sentence</text:p>
        </text:list-item>
        <text:list-item>
          <text:p text:style-name="P13">illustrate the idea by <text:span text:style-name="T5">an example</text:span></text:p>
        </text:list-item>
        <text:list-item>
          <text:p text:style-name="P14">effect</text:p>
        </text:list-item>
        <text:list-item>
          <text:p text:style-name="P14">reduce the negative <text:span text:style-name="T6">impact</text:span></text:p>
        </text:list-item>
      </text:list>
      <text:h text:style-name="P3" text:outline-level="1">BODY PARAGRAPH 2</text:h>
      <text:p text:style-name="P17"><text:span text:style-name="T2"/></text:p>
      <text:p text:style-name="P15"><text:span text:style-name="T8"><text:s text:c="3"/>Same as body 1</text:span></text:p>
      <text:p text:style-name="P15"/>
      <text:h text:style-name="P4" text:outline-level="1"><text:span text:style-name="T2">BODY PARAGRAPH 3</text:span></text:h>
      <text:p text:style-name="Text_20_body"><text:s text:c="2"/></text:p>
      <text:p text:style-name="P16">why I support the idea 1 not idea 2</text:p>
      <text:p text:style-name="P16"/>
      <text:h text:style-name="Heading_20_1" text:outline-level="1"><text:span text:style-name="T3">CONCLU</text:span><text:span text:style-name="T4">S</text:span><text:span text:style-name="T3">ION</text:span>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0:32.698228657</meta:creation-date>
    <dc:date>2024-11-11T10:04:59.614948325</dc:date>
    <meta:editing-duration>PT3H4M18S</meta:editing-duration>
    <meta:editing-cycles>24</meta:editing-cycles>
    <meta:generator>LibreOffice/24.2.5.2$Linux_X86_64 LibreOffice_project/420$Build-2</meta:generator>
    <meta:document-statistic meta:table-count="0" meta:image-count="0" meta:object-count="0" meta:page-count="1" meta:paragraph-count="18" meta:word-count="81" meta:character-count="435" meta:non-whitespace-character-count="375"/>
  </office:meta>
</office:document-meta>
</file>